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666cm"/>
    </style:style>
    <style:style style:name="gr2" style:family="graphic" style:parent-style-name="standard">
      <style:graphic-properties svg:stroke-color="#ffffff" draw:fill-color="#ffffff" fo:min-height="2.221cm"/>
    </style:style>
    <style:style style:name="gr3" style:family="graphic" style:parent-style-name="standard">
      <style:graphic-properties draw:stroke="none" svg:stroke-color="#ff3333" draw:fill="none" fo:min-height="1.423cm"/>
    </style:style>
    <style:style style:name="gr4" style:family="graphic" style:parent-style-name="standard">
      <style:graphic-properties draw:stroke="none" draw:fill="none" draw:fill-color="#ffffff" fo:min-height="3.331cm"/>
    </style:style>
    <style:style style:name="gr5" style:family="graphic" style:parent-style-name="standard">
      <style:graphic-properties svg:stroke-color="#ffffff" draw:fill-color="#ffffff" fo:min-height="3.331cm"/>
    </style:style>
    <style:style style:name="gr6" style:family="graphic" style:parent-style-name="standard">
      <style:graphic-properties svg:stroke-color="#ffffff" draw:fill-color="#ffffff" fo:min-height="2.15cm"/>
    </style:style>
    <style:style style:name="gr7" style:family="graphic" style:parent-style-name="standard">
      <style:graphic-properties svg:stroke-color="#ffffff" draw:fill-color="#ffffff" fo:min-height="0.75cm"/>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false" fo:min-height="6.4cm" fo:min-width="0cm"/>
    </style:style>
    <style:style style:name="gr10" style:family="graphic" style:parent-style-name="standard">
      <style:graphic-properties draw:stroke="none" svg:stroke-color="#ffffff" draw:fill="none" fo:min-height="0.55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0.996cm"/>
    </style:style>
    <style:style style:name="gr12" style:family="graphic" style:parent-style-name="standard">
      <style:graphic-properties draw:stroke="none" svg:stroke-color="#ffffff" draw:fill="none" fo:min-height="0.757cm"/>
    </style:style>
    <style:style style:name="gr13" style:family="graphic" style:parent-style-name="standard">
      <style:graphic-properties draw:stroke="none" svg:stroke-color="#ffffff" draw:fill="none" fo:min-height="1.111cm"/>
    </style:style>
    <style:style style:name="gr14" style:family="graphic" style:parent-style-name="standard">
      <style:graphic-properties draw:stroke="none" svg:stroke-color="#ffffff" draw:fill="none" fo:min-height="1.666cm"/>
    </style:style>
    <style:style style:name="gr15" style:family="graphic" style:parent-style-name="standard">
      <style:graphic-properties draw:stroke="none" svg:stroke-color="#ffffff" draw:fill="none" fo:min-height="0.75cm"/>
    </style:style>
    <style:style style:name="pr1" style:family="presentation" style:parent-style-name="Default-title">
      <style:graphic-properties draw:auto-grow-height="true" fo:min-height="2.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4cm"/>
    </style:style>
    <style:style style:name="pr4" style:family="presentation" style:parent-style-name="Default-outline1">
      <style:graphic-properties fo:min-height="11.111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27cm"/>
    </style:style>
    <style:style style:name="P1" style:family="paragraph">
      <style:text-properties fo:font-size="36pt"/>
    </style:style>
    <style:style style:name="P2" style:family="paragraph">
      <style:paragraph-properties fo:margin-top="0.42cm" fo:margin-bottom="0.35cm" fo:text-align="start"/>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loext:graphic-properties draw:fill-color="#ffffff"/>
      <style:paragraph-properties fo:margin-top="0.42cm" fo:margin-bottom="0.35cm" fo:text-align="start"/>
    </style:style>
    <style:style style:name="P5" style:family="paragraph">
      <loext:graphic-properties draw:fill="none" draw:fill-color="#ffffff"/>
      <style:paragraph-properties fo:margin-top="0.42cm" fo:margin-bottom="0.35cm" fo:text-align="start"/>
      <style:text-properties fo:font-size="10pt" style:font-size-asian="10pt" style:font-size-complex="10pt"/>
    </style:style>
    <style:style style:name="P6" style:family="paragraph">
      <style:paragraph-properties fo:margin-top="0.42cm" fo:margin-bottom="0.35cm"/>
    </style:style>
    <style:style style:name="P7" style:family="paragraph">
      <loext:graphic-properties draw:fill-color="#ffffff"/>
      <style:paragraph-properties fo:margin-top="0.42cm" fo:margin-bottom="0.35cm"/>
    </style:style>
    <style:style style:name="P8" style:family="paragraph">
      <loext:graphic-properties draw:fill-color="#ffffff"/>
    </style:style>
    <style:style style:name="P9" style:family="paragraph">
      <style:text-properties fo:font-size="14pt" style:font-size-asian="32pt" style:font-size-complex="32pt"/>
    </style:style>
    <style:style style:name="P10" style:family="paragraph">
      <loext:graphic-properties draw:fill="none" draw:fill-color="#ffffff"/>
    </style:style>
    <style:style style:name="P11" style:family="paragraph">
      <loext:graphic-properties draw:fill="none"/>
    </style:style>
    <style:style style:name="T1" style:family="text">
      <style:text-properties fo:font-size="36pt"/>
    </style:style>
    <style:style style:name="T2" style:family="text">
      <style:text-properties fo:font-size="14pt" style:font-size-asian="14pt" style:font-size-complex="14pt"/>
    </style:style>
    <style:style style:name="T3" style:family="text">
      <style:text-properties fo:color="#106802" fo:font-size="14pt" fo:font-weight="bold" style:font-size-asian="14pt" style:font-weight-asian="bold" style:font-size-complex="14pt"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variant="normal" fo:text-transform="none" fo:color="#106802"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Lohit Devanagari" style:font-size-complex="14pt"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7" style:family="text">
      <style:text-properties fo:font-variant="normal" fo:text-transform="none" fo:color="#1c99e0" style:text-outline="false" style:text-line-through-style="none" style:text-line-through-type="none" style:font-name="Liberation Sans" fo:font-size="14pt" fo:font-style="italic" fo:text-shadow="none" style:text-underline-style="none" fo:font-weight="bold" style:letter-kerning="true" style:font-name-asian="Noto Sans CJK SC Regular"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8"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9" style:family="text">
      <style:text-properties fo:font-variant="normal" fo:text-transform="none" fo:color="#1c99e0"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style:text-outline="false" style:text-line-through-style="none" style:text-line-through-type="none" style:font-name="Liberation Sans" fo:font-size="14pt" fo:text-shadow="none" style:text-underline-style="none" style:letter-kerning="true" style:font-name-asian="Noto Sans CJK SC Regular" style:font-size-asian="14pt" style:font-name-complex="Lohit Devanagari" style:font-size-complex="14pt" style:text-emphasize="none" style:font-relief="none" style:text-overline-style="none" style:text-overline-color="font-color"/>
    </style:style>
    <style:style style:name="T12" style:family="text">
      <style:text-properties fo:font-variant="normal" fo:text-transform="none" fo:color="#c254d2" style:text-outline="false" style:text-line-through-style="none" style:text-line-through-type="none" style:font-name="Liberation Sans" fo:font-size="14pt" fo:font-style="italic" fo:text-shadow="none" style:text-underline-style="none" style:letter-kerning="true" style:font-name-asian="Noto Sans CJK SC Regular" style:font-size-asian="14pt" style:font-style-asian="italic" style:font-name-complex="Lohit Devanagari" style:font-size-complex="14pt" style:font-style-complex="italic" style:text-emphasize="none" style:font-relief="none" style:text-overline-style="none" style:text-overline-color="font-color"/>
    </style:style>
    <style:style style:name="T13" style:family="text">
      <style:text-properties fo:font-variant="normal" fo:text-transform="none" fo:color="#106802"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4" style:family="text">
      <style:text-properties fo:font-variant="normal" fo:text-transform="none" style:text-outline="false" style:text-line-through-style="none" style:text-line-through-type="none" style:font-name="Liberation Sans" fo:font-size="14pt" fo:font-style="italic" fo:text-shadow="none" style:text-underline-style="none" fo:font-weight="bold" style:letter-kerning="true" style:font-name-asian="Noto Sans CJK SC Regular"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17" style:family="text">
      <style:text-properties fo:font-variant="normal" fo:text-transform="none" fo:color="#c254d2"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18" style:family="text">
      <style:text-properties fo:color="#c254d2" fo:font-size="14pt" fo:font-style="italic" style:font-size-asian="14pt" style:font-style-asian="italic" style:font-size-complex="14pt" style:font-style-complex="italic"/>
    </style:style>
    <style:style style:name="T19" style:family="text">
      <style:text-properties fo:color="#c254d2" fo:font-size="14pt" style:font-size-asian="14pt" style:font-size-complex="14pt"/>
    </style:style>
    <style:style style:name="T2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1" style:family="text">
      <style:text-properties fo:font-size="14pt" style:font-size-asian="32pt" style:font-size-complex="32pt"/>
    </style:style>
    <style:style style:name="T22" style:family="text">
      <style:text-properties fo:font-variant="normal" fo:text-transform="none" style:text-outline="false" style:text-line-through-style="none" style:text-line-through-type="none" style:font-name="Liberation Sans" fo:font-size="14pt" fo:text-shadow="none" style:text-underline-style="none" style:letter-kerning="true" fo:background-color="transparent" style:font-name-asian="Noto Sans CJK SC Regular" style:font-size-asian="32pt" style:font-name-complex="Lohit Devanagari" style:font-size-complex="32pt"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24"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25" style:family="text">
      <style:text-properties fo:color="#c254d2" fo:font-size="14pt" fo:font-style="italic" fo:font-weight="bold" style:font-size-asian="32pt" style:font-style-asian="italic" style:font-weight-asian="bold" style:font-size-complex="32pt" style:font-style-complex="italic" style:font-weight-complex="bold"/>
    </style:style>
    <style:style style:name="T2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font-size="14pt"/>
    </style:style>
    <style:style style:name="T28"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normal" style:letter-kerning="true" fo:background-color="transparent" style:font-name-asian="Noto Sans CJK SC Regular"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2.859cm" svg:height="2.4cm" svg:x="2.583cm" svg:y="1.2cm" presentation:class="title" presentation:user-transformed="true">
          <draw:text-box>
            <text:p><text:span text:style-name="T1">Git/GitHub </text:span><text:span text:style-name="T1"><text:a xlink:href="https://product.hubspot.com/blog/git-and-github-tutorial-for-beginners" xlink:type="simple">Tutorial</text:a></text:span><text:span text:style-name="T1"><text:s/>Notes 0</text:span></text:p>
          </draw:text-box>
        </draw:frame>
        <draw:frame draw:style-name="gr1" draw:text-style-name="P3" draw:layer="layout" svg:width="22.859cm" svg:height="1.916cm" svg:x="2.611cm" svg:y="7.884cm">
          <draw:text-box>
            <text:p text:style-name="P2"><text:span text:style-name="T2"><text:a xlink:href="https://git-scm.com/book/en/v2/Git-Basics-Getting-a-Git-Repository" xlink:type="simple">repository</text:a></text:span><text:span text:style-name="T2"> (or often, 'repo', for short). : area on your local machine or in the GitHub system for your project with associated Git tracking system included <text:s/>(this can be found in directories under .git from your root directory).</text:span></text:p>
          </draw:text-box>
        </draw:frame>
        <draw:frame draw:style-name="gr2" draw:text-style-name="P4" draw:layer="layout" svg:width="22.859cm" svg:height="3.026cm" svg:x="2.611cm" svg:y="4.729cm">
          <draw:text-box>
            <text:p text:style-name="P2"><text:span text:style-name="T3">First:</text:span><text:span text:style-name="T2"> create a directory where you will be doing your work. This will become your repository after you initialize it with Git command “</text:span><text:span text:style-name="T4"><text:a xlink:href="http://git-scm.com/docs/git-init" xlink:type="simple">git init</text:a></text:span><text:span text:style-name="T2">”. So far everything is on your local machine and this is a totally functioning data update tracking system. However, if you want to share the updating with others, you will want to create a mirror of this on GitHub (probably could use other cloud service but this is standard).</text:span></text:p>
          </draw:text-box>
        </draw:frame>
        <draw:frame draw:style-name="gr3" draw:text-style-name="P3" draw:layer="layout" svg:width="22.859cm" svg:height="1.673cm" svg:x="2.611cm" svg:y="3.4cm">
          <draw:text-box>
            <text:p text:style-name="P2"><text:span text:style-name="T2">All blue words are links to appropriate information on the internet, as is the case of the word “Tutorial” in the title above. These notes are solely based on that tutorial.</text:span></text:p>
          </draw:text-box>
        </draw:frame>
        <draw:frame draw:style-name="gr4" draw:text-style-name="P5" draw:layer="layout" svg:width="22.859cm" svg:height="3.581cm" svg:x="2.611cm" svg:y="10.038cm">
          <draw:text-box>
            <text:p text:style-name="P2"><text:span text:style-name="T5">Second:</text:span><text:span text:style-name="T6"> In your initially created directory, which will be called your root directory, you can start to create files (use any preferred editor to do this like the one I use </text:span><text:span text:style-name="T7"><text:a xlink:href="https://atom.io/" xlink:type="simple">atom</text:a></text:span><text:span text:style-name="T6">). Lets say one of our files is called “</text:span><text:span text:style-name="T8">initialFile</text:span><text:span text:style-name="T6">”, and, this is a file that you want to track. Run the “</text:span><text:span text:style-name="T9">git status</text:span><text:span text:style-name="T10">” command to see if your file </text:span><text:span text:style-name="T11">“</text:span><text:span text:style-name="T12">initialFile</text:span><text:span text:style-name="T11">” is recognized by Git. If you see it listed in your terminal, after issuing the “git status” command, you can then tell git that it is a file you wish to track. In the parlance of the Git world this is called promoting. </text:span></text:p>
          </draw:text-box>
        </draw:frame>
        <draw:frame draw:style-name="gr5" draw:text-style-name="P4" draw:layer="layout" svg:width="22.859cm" svg:height="4.136cm" svg:x="2.611cm" svg:y="13.619cm">
          <draw:text-box>
            <text:p text:style-name="P2"><text:span text:style-name="T13">Third:</text:span><text:span text:style-name="T10"> </text:span><text:span text:style-name="T11">The promotion is to an intermediate area called the </text:span><text:span text:style-name="T11"><text:a xlink:href="https://git-scm.com/book/en/v2/Getting-Started-Git-Basics" xlink:type="simple">staging environment</text:a></text:span><text:span text:style-name="T11">. The command to make that happen is “</text:span><text:span text:style-name="T14"><text:a xlink:href="http://git-scm.com/docs/git-add" xlink:type="simple">git add</text:a></text:span><text:span text:style-name="T15"> </text:span><text:span text:style-name="T8">initialFile</text:span><text:span text:style-name="T16">”, where</text:span><text:span text:style-name="T17"> </text:span><text:span text:style-name="T8">initialFile</text:span><text:span text:style-name="T10"> is our current example file. You can have more than one file in the staging environment. This places the </text:span><text:span text:style-name="T8">initialFile</text:span><text:span text:style-name="T10"> <text:s/>file into the staging environment but the current contents are not yet tracked, or, in Git parlance committed. You can see the result by again issuing the “</text:span><text:span text:style-name="T9">git status</text:span><text:span text:style-name="T10">” command. At this point, you can continue to alter </text:span><text:span text:style-name="T18">initialFile</text:span><text:span text:style-name="T2"> <text:s/>to your hearts content until such point that you wish to commit a state of the file to be retrievable later if needed. The next step does just this. </text:span></text:p>
          </draw:text-box>
        </draw:frame>
        <draw:frame draw:style-name="gr6" draw:text-style-name="P7" draw:layer="layout" svg:width="22.859cm" svg:height="2.4cm" svg:x="2.67cm" svg:y="17.8cm">
          <draw:text-box>
            <text:p text:style-name="P6"><text:span text:style-name="T13">Fourth:</text:span><text:span text:style-name="T10"> </text:span><text:span text:style-name="T11">The time to commit is now!</text:span><text:span text:style-name="T2"> To save the current state of the file, you run the following Git command “ </text:span><text:span text:style-name="T4"><text:a xlink:href="http://git-scm.com/docs/git-commit" xlink:type="simple">git commit -m</text:a></text:span><text:span text:style-name="T2"><text:s/>‘</text:span><text:span text:style-name="T19">a short meaningful message of why this state is saved</text:span><text:span text:style-name="T2">’ ”. The files you have added to the staging environment above will now be completely recoverable at a later stage. <text:s/></text:span></text:p>
          </draw:text-box>
        </draw:frame>
        <draw:frame draw:style-name="gr7" draw:text-style-name="P7" draw:layer="layout" svg:width="7.2cm" svg:height="1cm" svg:x="10.07cm" svg:y="19.6cm">
          <draw:text-box>
            <text:p text:style-name="P6"><text:span text:style-name="T2">There is more yet to come. <text:s/></text:span></text:p>
          </draw:text-box>
        </draw:frame>
        <presentation:notes draw:style-name="dp2">
          <draw:page-thumbnail draw:style-name="gr8" draw:layer="layout" svg:width="18.624cm" svg:height="10.476cm" svg:x="1.482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2.859cm" svg:height="2.4cm" svg:x="2.54cm" svg:y="1.2cm" presentation:class="title" presentation:user-transformed="true">
          <draw:text-box>
            <text:p>Tutorial Continued 1</text:p>
          </draw:text-box>
        </draw:frame>
        <draw:frame presentation:style-name="pr4" draw:text-style-name="P9" draw:layer="layout" svg:width="22.859cm" svg:height="11.361cm" svg:x="1.879cm" svg:y="3.791cm" presentation:class="outline" presentation:user-transformed="true">
          <draw:text-box>
            <text:list text:style-name="L2">
              <text:list-item>
                <text:p><text:span text:style-name="T20">Currently we have been working in the master/root branch of the project, the one you were </text:span><text:span text:style-name="T20">placed into once you ran </text:span><text:span text:style-name="T2">“</text:span><text:span text:style-name="T4"><text:a xlink:href="http://git-scm.com/docs/git-init" xlink:type="simple">git init</text:a></text:span><text:span text:style-name="T2">”, which happens automatically</text:span><text:span text:style-name="T21">. You might be happy to work </text:span><text:span text:style-name="T21">that way, if you are not in a collaborative setting. Once you are working with others and people </text:span><text:span text:style-name="T21">are all working in the master branch of the project it can become confusing as the state of the </text:span><text:span text:style-name="T21">same project can change under your feet as others commit their changes. This is where a new </text:span><text:span text:style-name="T21">branch from a fixed state of the master/root branch is the bomb. You have a fixed state at the </text:span><text:span text:style-name="T21">creation of the branch from which to make your changes without worrying about what others </text:span><text:span text:style-name="T21">may be doing. It is also good bookkeeping practice.</text:span></text:p>
              </text:list-item>
              <text:list-item>
                <text:p><text:span text:style-name="T22">To create a new branch from the current state of the master/root branch, you run the Git </text:span><text:span text:style-name="T22">command “</text:span><text:span text:style-name="T23"><text:a xlink:href="http://git-scm.com/docs/git-checkout" xlink:type="simple">git checkout -b</text:a></text:span><text:span text:style-name="T23"> </text:span><text:span text:style-name="T24">myNewBranch1</text:span><text:span text:style-name="T20">”. This command does two things: first it creates a </text:span><text:span text:style-name="T20">new branch with the name “</text:span><text:span text:style-name="T24">myNewBranch1</text:span><text:span text:style-name="T20">” and second, it checks you out of the previous </text:span><text:span text:style-name="T20">branch (master/root branch) and into the new branch “</text:span><text:span text:style-name="T25">myNewBranch1</text:span><text:span text:style-name="T21">”.</text:span></text:p>
              </text:list-item>
              <text:list-item>
                <text:p><text:span text:style-name="T21">To check that you are actually on the new branch run the Git command “</text:span><text:span text:style-name="T21"><text:a xlink:href="http://git-scm.com/docs/git-branch" xlink:type="simple">git branch</text:a></text:span><text:span text:style-name="T21">” which will </text:span><text:span text:style-name="T21">show the current set of branches and an asterisk will be next to the one you are currently in. </text:span><text:span text:style-name="T21">The changes you make in the new branch will not be seen from the master branch. To bring the </text:span><text:span text:style-name="T21">changes back to the master you will need to merge them at a later stage.</text:span></text:p>
              </text:list-item>
              <text:list-item>
                <text:p><text:span text:style-name="T21">At this point we will move over to GitHub as <text:s/></text:span></text:p>
              </text:list-item>
            </text:list>
          </draw:text-box>
        </draw:frame>
        <presentation:notes draw:style-name="dp2">
          <draw:page-thumbnail draw:style-name="gr8"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2.859cm" svg:height="3.27cm" svg:x="2.54cm" svg:y="1.781cm" presentation:class="title">
          <draw:text-box>
            <text:p>Useful Links</text:p>
          </draw:text-box>
        </draw:frame>
        <draw:frame draw:style-name="gr9" draw:text-style-name="P10" draw:layer="layout" svg:width="24.8cm" svg:height="6.65cm" svg:x="1.67cm" svg:y="4.4cm">
          <draw:text-box>
            <text:p>To install Git from scratch go <text:a xlink:href="https://git-scm.com/book/en/v2/Getting-Started-Installing-Git" xlink:type="simple">here</text:a>. </text:p>
            <text:p>(<text:a xlink:href="https://git-scm.com/book/en/v2/Getting-Started-Installing-Git" xlink:type="simple">https://git-scm.com/book/en/v2/Getting-Started-Installing-Git</text:a>)</text:p>
            <text:p/>
            <text:p>To get a new GitHub account go <text:a xlink:href="https://github.com/join" xlink:type="simple">here</text:a>.</text:p>
            <text:p>(<text:a xlink:href="https://github.com/join" xlink:type="simple">https://github.com/join</text:a>)</text:p>
            <text:p/>
            <text:p/>
            <text:p/>
            <text:p/>
          </draw:text-box>
        </draw:frame>
        <presentation:notes draw:style-name="dp2">
          <draw:page-thumbnail draw:style-name="gr8"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2.859cm" svg:height="3.27cm" svg:x="2.54cm" svg:y="1.781cm" presentation:class="title">
          <draw:text-box>
            <text:p>List of Git Commands</text:p>
          </draw:text-box>
        </draw:frame>
        <draw:frame draw:style-name="gr10" draw:text-style-name="P11" draw:layer="layout" svg:width="25.2cm" svg:height="0.806cm" svg:x="1.27cm" svg:y="5.6cm">
          <draw:text-box>
            <text:p><text:span text:style-name="T4"><text:a xlink:href="http://git-scm.com/docs/git-init" xlink:type="simple">git init</text:a></text:span><text:span text:style-name="T4">:</text:span><text:span text:style-name="T26"> Initialize git file tracking system within current directory.</text:span></text:p>
          </draw:text-box>
        </draw:frame>
        <draw:frame draw:style-name="gr11" draw:text-style-name="P10" draw:layer="layout" svg:width="11.597cm" svg:height="0.962cm" svg:x="1.374cm" svg:y="6.638cm">
          <draw:text-box>
            <text:p><text:span text:style-name="T9">git status</text:span> <text:span text:style-name="T27">: query the status of files as seen by Git</text:span></text:p>
          </draw:text-box>
        </draw:frame>
        <draw:frame draw:style-name="gr12" draw:text-style-name="P11" draw:layer="layout" svg:width="24.27cm" svg:height="1.007cm" svg:x="1.6cm" svg:y="7.993cm">
          <draw:text-box>
            <text:p><text:span text:style-name="T14"><text:a xlink:href="http://git-scm.com/docs/git-add" xlink:type="simple">git add</text:a></text:span><text:span text:style-name="T15"><text:s/></text:span><text:span text:style-name="T8">initialFile: </text:span><text:span text:style-name="T16">adds the file </text:span><text:span text:style-name="T17">initialFile</text:span><text:span text:style-name="T16"> to the staging environment </text:span></text:p>
          </draw:text-box>
        </draw:frame>
        <draw:frame draw:style-name="gr13" draw:text-style-name="P11" draw:layer="layout" svg:width="22.6cm" svg:height="1.361cm" svg:x="1.27cm" svg:y="9cm">
          <draw:text-box>
            <text:p><text:span text:style-name="T2"><text:s/></text:span><text:span text:style-name="T4"><text:a xlink:href="http://git-scm.com/docs/git-commit" xlink:type="simple">git commit -m</text:a></text:span><text:span text:style-name="T2"><text:s/>‘</text:span><text:span text:style-name="T19">message</text:span><text:span text:style-name="T2">’ : The files in the staging area are committed as a fixed state that can be <text:s text:c="47"/>retrieved at a later date</text:span></text:p>
          </draw:text-box>
        </draw:frame>
        <draw:frame draw:style-name="gr14" draw:text-style-name="P11" draw:layer="layout" svg:width="25cm" svg:height="1.916cm" svg:x="1.47cm" svg:y="10.484cm">
          <draw:text-box>
            <text:p><text:span text:style-name="T23"><text:a xlink:href="http://git-scm.com/docs/git-checkout" xlink:type="simple">git checkout -b</text:a></text:span><text:span text:style-name="T23"><text:s/></text:span><text:span text:style-name="T28">myNewBranch1</text:span><text:span text:style-name="T20">: creates a new branch with the name “</text:span><text:span text:style-name="T28">myNewBranch1</text:span><text:span text:style-name="T20">” and moves you into <text:s text:c="57"/>the new branch. This is a copy of the master/root branch at a fixed state so <text:s text:c="57"/>other changes by other people will not effect your work.</text:span></text:p>
          </draw:text-box>
        </draw:frame>
        <draw:frame draw:style-name="gr15" draw:text-style-name="P11" draw:layer="layout" svg:width="24.2cm" svg:height="1cm" svg:x="1.67cm" svg:y="12.8cm">
          <draw:text-box>
            <text:p><text:span text:style-name="T21"><text:a xlink:href="http://git-scm.com/docs/git-branch" xlink:type="simple">git branch</text:a></text:span><text:span text:style-name="T21">: display the current branches and place an asterisk on the one you are currently in.</text:span></text:p>
          </draw:text-box>
        </draw:frame>
        <presentation:notes draw:style-name="dp2">
          <draw:page-thumbnail draw:style-name="gr8"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7cm" fo:margin-bottom="0cm" fo:text-indent="0cm"/>
      <style:text-properties fo:font-size="34.7999992370605pt" style:font-size-asian="28pt" style:font-size-complex="28pt"/>
    </style:style>
    <style:style style:name="Default-outline3" style:family="presentation" style:parent-style-name="Default-outline2">
      <style:paragraph-properties fo:margin-left="0cm" fo:margin-right="0cm" fo:margin-top="0.373cm" fo:margin-bottom="0cm" fo:text-indent="0cm"/>
      <style:text-properties fo:font-size="29.7999992370605pt" style:font-size-asian="24pt" style:font-size-complex="24pt"/>
    </style:style>
    <style:style style:name="Default-outline4" style:family="presentation" style:parent-style-name="Default-outline3">
      <style:paragraph-properties fo:margin-left="0cm" fo:margin-right="0cm" fo:margin-top="0.248cm" fo:margin-bottom="0cm" fo:text-indent="0cm"/>
      <style:text-properties fo:font-size="24.8999996185303pt" style:font-size-asian="20pt" style:font-size-complex="20pt"/>
    </style:style>
    <style:style style:name="Default-outline5" style:family="presentation" style:parent-style-name="Default-outline4">
      <style:paragraph-properties fo:margin-left="0cm" fo:margin-right="0cm" fo:margin-top="0.124cm" fo:margin-bottom="0cm" fo:text-indent="0cm"/>
      <style:text-properties fo:font-size="24.8999996185303pt" style:font-size-asian="20pt" style:font-size-complex="20pt"/>
    </style:style>
    <style:style style:name="Default-outline6" style:family="presentation" style:parent-style-name="Default-outline5">
      <style:paragraph-properties fo:margin-left="0cm" fo:margin-right="0cm" fo:margin-top="0.124cm" fo:margin-bottom="0cm" fo:text-indent="0cm"/>
      <style:text-properties fo:font-size="24.8999996185303pt" style:font-size-asian="20pt" style:font-size-complex="20pt"/>
    </style:style>
    <style:style style:name="Default-outline7" style:family="presentation" style:parent-style-name="Default-outline6">
      <style:paragraph-properties fo:margin-left="0cm" fo:margin-right="0cm" fo:margin-top="0.124cm" fo:margin-bottom="0cm" fo:text-indent="0cm"/>
      <style:text-properties fo:font-size="24.8999996185303pt" style:font-size-asian="20pt" style:font-size-complex="20pt"/>
    </style:style>
    <style:style style:name="Default-outline8" style:family="presentation" style:parent-style-name="Default-outline7">
      <style:paragraph-properties fo:margin-left="0cm" fo:margin-right="0cm" fo:margin-top="0.124cm" fo:margin-bottom="0cm" fo:text-indent="0cm"/>
      <style:text-properties fo:font-size="24.8999996185303pt" style:font-size-asian="20pt" style:font-size-complex="20pt"/>
    </style:style>
    <style:style style:name="Default-outline9" style:family="presentation" style:parent-style-name="Default-outline8">
      <style:paragraph-properties fo:margin-left="0cm" fo:margin-right="0cm" fo:margin-top="0.124cm" fo:margin-bottom="0cm" fo:text-indent="0cm"/>
      <style:text-properties fo:font-size="24.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4.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27cm" fo:margin-right="1.27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2.859cm" svg:height="3.27cm" svg:x="2.54cm" svg:y="1.781cm" presentation:class="title" presentation:placeholder="true">
        <draw:text-box/>
      </draw:frame>
      <draw:frame presentation:style-name="Default-outline1" draw:layer="backgroundobjects" svg:width="22.859cm" svg:height="11.361cm" svg:x="2.54cm" svg:y="5.583cm" presentation:class="outline" presentation:placeholder="true">
        <draw:text-box/>
      </draw:frame>
      <draw:frame presentation:style-name="Mpr1" draw:text-style-name="MP2" draw:layer="backgroundobjects" svg:width="5.917cm" svg:height="1.35cm" svg:x="2.54cm" svg:y="18.846cm" presentation:class="date-time">
        <draw:text-box>
          <text:p text:style-name="MP1"><text:span text:style-name="MT1"><presentation:date-time/></text:span></text:p>
        </draw:text-box>
      </draw:frame>
      <draw:frame presentation:style-name="Mpr1" draw:text-style-name="MP6" draw:layer="backgroundobjects" svg:width="8.051cm" svg:height="1.35cm" svg:x="9.956cm" svg:y="18.846cm" presentation:class="footer">
        <draw:text-box>
          <text:p text:style-name="MP5"><text:span text:style-name="MT1"><presentation:footer/></text:span></text:p>
        </draw:text-box>
      </draw:frame>
      <draw:frame presentation:style-name="Mpr1" draw:text-style-name="MP4" draw:layer="backgroundobjects" svg:width="5.917cm" svg:height="1.35cm" svg:x="19.481cm" svg:y="18.8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3T17:02:48.512257152</meta:creation-date>
    <dc:date>2019-04-05T22:51:49.209130759</dc:date>
    <meta:editing-duration>PT2H1M54S</meta:editing-duration>
    <meta:editing-cycles>3</meta:editing-cycles>
    <meta:generator>LibreOffice/6.0.7.3$Linux_X86_64 LibreOffice_project/00m0$Build-3</meta:generator>
    <meta:document-statistic meta:object-count="48"/>
  </office:meta>
</office:document-meta>
</file>